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0811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1.6661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3346in"/>
    </style:style>
    <style:style style:name="co37" style:family="table-column">
      <style:table-column-properties fo:break-before="auto" style:column-width="1.4984in"/>
    </style:style>
    <style:style style:name="co38" style:family="table-column">
      <style:table-column-properties fo:break-before="auto" style:column-width="2.1409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2.0098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1.0047in"/>
    </style:style>
    <style:style style:name="co44" style:family="table-column">
      <style:table-column-properties fo:break-before="auto" style:column-width="1.0264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24/12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4 – Dec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4">
          <table:table-cell table:style-name="ce50" office:value-type="string">
            <text:p>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5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5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5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7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7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7" table:number-rows-repeated="6525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2">
          <table:table-cell table:style-name="ce109" office:value-type="float" office:value="1">
            <text:p>001</text:p>
          </table:table-cell>
          <table:table-cell table:style-name="ce48" office:value-type="string">
            <text:p>GTN_PLT_AC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7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7" table:number-rows-repeated="654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_register" table:style-name="ta1" table:print="false">
        <table:table-column table:style-name="co19" table:default-cell-style-name="ce107"/>
        <table:table-column table:style-name="co20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139" office:value-type="string">
            <text:p>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7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7" table:number-rows-repeated="6546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Organization" table:style-name="ta1" table:print="false">
        <table:table-column table:style-name="co21" table:default-cell-style-name="ce107"/>
        <table:table-column table:style-name="co20" table:default-cell-style-name="ce144"/>
        <table:table-column table:style-name="co22" table:default-cell-style-name="ce146"/>
        <table:table-column table:style-name="co23" table:default-cell-style-name="ce146"/>
        <table:table-column table:style-name="co17" table:default-cell-style-name="ce146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default-cell-style-name="ce146"/>
        <table:table-column table:style-name="co27" table:default-cell-style-name="ce146"/>
        <table:table-column table:style-name="co28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5">
          <table:table-cell table:style-name="ce109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when </text:span><text:span text:style-name="T7">Change Password </text:span><text:span text:style-name="T19">option is checked, 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7" table:number-rows-repeated="591">
          <table:table-cell table:number-columns-repeated="256"/>
        </table:table-row>
        <table:table-row table:style-name="ro17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7" table:number-rows-repeated="646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pplication_Registry" table:style-name="ta1" table:print="false">
        <table:table-column table:style-name="co29" table:default-cell-style-name="ce107"/>
        <table:table-column table:style-name="co30" table:default-cell-style-name="ce163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10" table:number-columns-repeated="248" table:default-cell-style-name="ce164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64973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4" table:default-cell-style-name="ce144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7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7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40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7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65451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41" table:default-cell-style-name="ce144"/>
        <table:table-column table:style-name="co10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5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7" table:number-rows-repeated="654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table:table-column table:style-name="co42" table:default-cell-style-name="ce48"/>
        <table:table-column table:style-name="co43" table:default-cell-style-name="ce243"/>
        <table:table-column table:style-name="co44" table:default-cell-style-name="ce246"/>
        <table:table-column table:style-name="co45" table:default-cell-style-name="ce246"/>
        <table:table-column table:style-name="co46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table:style-name="ce196"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6"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5:55:01</dc:date>
    <meta:editing-cycles>653</meta:editing-cycles>
    <meta:editing-duration>P12DT1H33M46S</meta:editing-duration>
    <meta:user-defined meta:name="Info 1"/>
    <meta:user-defined meta:name="Info 2"/>
    <meta:user-defined meta:name="Info 3"/>
    <meta:user-defined meta:name="Info 4"/>
    <meta:document-statistic meta:table-count="9" meta:cell-count="8182" meta:object-count="6"/>
  </office:meta>
</office:document-meta>
</file>